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5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4"/>
    <style:style style:name="ce3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audit1</text:p>
          </table:table-cell>
          <table:table-cell office:value-type="string" calcext:value-type="string">
            <text:p>audit2</text:p>
          </table:table-cell>
          <table:table-cell office:value-type="string" calcext:value-type="string">
            <text:p>audit3</text:p>
          </table:table-cell>
          <table:table-cell table:style-name="Default" office:value-type="string" calcext:value-type="string">
            <text:p>EWA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onthly or less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2];[Extended_AUDIT_Look_Up.$C$4:.$C$9];0))*INDEX([Extended_AUDIT_Look_Up.$D$14:.$D$20];MATCH([.C2];[Extended_AUDIT_Look_Up.$C$14:.$C$20];0)))+INDEX([Extended_AUDIT_Look_Up.$D$25:.$D$29];MATCH([.D2];[Extended_AUDIT_Look_Up.$C$25:.$C$29];0)))/52.1" office:value-type="float" office:value="1.33493431861804" calcext:value-type="float">
            <text:p>1.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 to 3 times a week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Less than monthly</text:p>
          </table:table-cell>
          <table:table-cell table:formula="of:=((INDEX([Extended_AUDIT_Look_Up.$D$4:.$D$9];MATCH([.B3];[Extended_AUDIT_Look_Up.$C$4:.$C$9];0))*INDEX([Extended_AUDIT_Look_Up.$D$14:.$D$20];MATCH([.C3];[Extended_AUDIT_Look_Up.$C$14:.$C$20];0)))+INDEX([Extended_AUDIT_Look_Up.$D$25:.$D$29];MATCH([.D3];[Extended_AUDIT_Look_Up.$C$25:.$C$29];0)))/52.1" office:value-type="float" office:value="5.78457884836852" calcext:value-type="float">
            <text:p>5.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to 3 times a week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Weekly</text:p>
          </table:table-cell>
          <table:table-cell table:formula="of:=((INDEX([Extended_AUDIT_Look_Up.$D$4:.$D$9];MATCH([.B4];[Extended_AUDIT_Look_Up.$C$4:.$C$9];0))*INDEX([Extended_AUDIT_Look_Up.$D$14:.$D$20];MATCH([.C4];[Extended_AUDIT_Look_Up.$C$14:.$C$20];0)))+INDEX([Extended_AUDIT_Look_Up.$D$25:.$D$29];MATCH([.D4];[Extended_AUDIT_Look_Up.$C$25:.$C$29];0)))/52.1" office:value-type="float" office:value="14.8125036084453" calcext:value-type="float">
            <text:p>14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6 or more times a week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5];[Extended_AUDIT_Look_Up.$C$4:.$C$9];0))*INDEX([Extended_AUDIT_Look_Up.$D$14:.$D$20];MATCH([.C5];[Extended_AUDIT_Look_Up.$C$14:.$C$20];0)))+INDEX([Extended_AUDIT_Look_Up.$D$25:.$D$29];MATCH([.D5];[Extended_AUDIT_Look_Up.$C$25:.$C$29];0)))/52.1" office:value-type="float" office:value="13.0882308637236" calcext:value-type="float">
            <text:p>13.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 to 5 times a week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6];[Extended_AUDIT_Look_Up.$C$4:.$C$9];0))*INDEX([Extended_AUDIT_Look_Up.$D$14:.$D$20];MATCH([.C6];[Extended_AUDIT_Look_Up.$C$14:.$C$20];0)))+INDEX([Extended_AUDIT_Look_Up.$D$25:.$D$29];MATCH([.D6];[Extended_AUDIT_Look_Up.$C$25:.$C$29];0)))/52.1" office:value-type="float" office:value="8.59628088291747" calcext:value-type="float">
            <text:p>8.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 or more times a week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7];[Extended_AUDIT_Look_Up.$C$4:.$C$9];0))*INDEX([Extended_AUDIT_Look_Up.$D$14:.$D$20];MATCH([.C7];[Extended_AUDIT_Look_Up.$C$14:.$C$20];0)))+INDEX([Extended_AUDIT_Look_Up.$D$25:.$D$29];MATCH([.D7];[Extended_AUDIT_Look_Up.$C$25:.$C$29];0)))/52.1" office:value-type="float" office:value="30.8035682917466" calcext:value-type="float">
            <text:p>30.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2 to 3 times a week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8];[Extended_AUDIT_Look_Up.$C$4:.$C$9];0))*INDEX([Extended_AUDIT_Look_Up.$D$14:.$D$20];MATCH([.C8];[Extended_AUDIT_Look_Up.$C$14:.$C$20];0)))+INDEX([Extended_AUDIT_Look_Up.$D$25:.$D$29];MATCH([.D8];[Extended_AUDIT_Look_Up.$C$25:.$C$29];0)))/52.1" office:value-type="float" office:value="7.55041147792706" calcext:value-type="float">
            <text:p>7.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nthly or less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9];[Extended_AUDIT_Look_Up.$C$4:.$C$9];0))*INDEX([Extended_AUDIT_Look_Up.$D$14:.$D$20];MATCH([.C9];[Extended_AUDIT_Look_Up.$C$14:.$C$20];0)))+INDEX([Extended_AUDIT_Look_Up.$D$25:.$D$29];MATCH([.D9];[Extended_AUDIT_Look_Up.$C$25:.$C$29];0)))/52.1" office:value-type="float" office:value="0.984506679462572" calcext:value-type="float">
            <text:p>1.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 to 5 times a week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10];[Extended_AUDIT_Look_Up.$C$4:.$C$9];0))*INDEX([Extended_AUDIT_Look_Up.$D$14:.$D$20];MATCH([.C10];[Extended_AUDIT_Look_Up.$C$14:.$C$20];0)))+INDEX([Extended_AUDIT_Look_Up.$D$25:.$D$29];MATCH([.D10];[Extended_AUDIT_Look_Up.$C$25:.$C$29];0)))/52.1" office:value-type="float" office:value="14.9808152399232" calcext:value-type="float">
            <text:p>15.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6 or more times a week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Daily or almost daily</text:p>
          </table:table-cell>
          <table:table-cell table:formula="of:=((INDEX([Extended_AUDIT_Look_Up.$D$4:.$D$9];MATCH([.B11];[Extended_AUDIT_Look_Up.$C$4:.$C$9];0))*INDEX([Extended_AUDIT_Look_Up.$D$14:.$D$20];MATCH([.C11];[Extended_AUDIT_Look_Up.$C$14:.$C$20];0)))+INDEX([Extended_AUDIT_Look_Up.$D$25:.$D$29];MATCH([.D11];[Extended_AUDIT_Look_Up.$C$25:.$C$29];0)))/52.1" office:value-type="float" office:value="62.5275990019194" calcext:value-type="float">
            <text:p>62.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4">
          <table:table-cell/>
          <table:table-cell table:style-name="ce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</table:table-row>
      </table:table>
      <table:table table:name="Extended_AUDIT_Look_U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UDIT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dit_scor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 or less</text:p>
          </table:table-cell>
          <table:table-cell office:value-type="float" office:value="9.509" calcext:value-type="float">
            <text:p>9.5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to 4 times a month</text:p>
          </table:table-cell>
          <table:table-cell office:value-type="float" office:value="29.292" calcext:value-type="float">
            <text:p>29.2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to 3 times a week</text:p>
          </table:table-cell>
          <table:table-cell office:value-type="float" office:value="84.089" calcext:value-type="float">
            <text:p>84.0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to 5 times a week</text:p>
          </table:table-cell>
          <table:table-cell office:value-type="float" office:value="173.247" calcext:value-type="float">
            <text:p>173.24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or more times a week</text:p>
          </table:table-cell>
          <table:table-cell office:value-type="float" office:value="269.874" calcext:value-type="float">
            <text:p>269.87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UDIT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dit_scor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to 2</text:p>
          </table:table-cell>
          <table:table-cell office:value-type="float" office:value="2.422" calcext:value-type="float">
            <text:p>2.4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to 4</text:p>
          </table:table-cell>
          <table:table-cell office:value-type="float" office:value="4.342" calcext:value-type="float">
            <text:p>4.3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to 6</text:p>
          </table:table-cell>
          <table:table-cell office:value-type="float" office:value="5.842" calcext:value-type="float">
            <text:p>5.8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 to 9</text:p>
          </table:table-cell>
          <table:table-cell office:value-type="float" office:value="6.891" calcext:value-type="float">
            <text:p>6.89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to 12</text:p>
          </table:table-cell>
          <table:table-cell office:value-type="float" office:value="9.67" calcext:value-type="float">
            <text:p>9.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to 15</text:p>
          </table:table-cell>
          <table:table-cell office:value-type="float" office:value="9.725" calcext:value-type="float">
            <text:p>9.7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or more</text:p>
          </table:table-cell>
          <table:table-cell office:value-type="float" office:value="17.832" calcext:value-type="float">
            <text:p>17.83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UDIT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dit_scor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r</text:p>
          </table:table-cell>
          <table:table-cell office:value-type="float" office:value="28.262" calcext:value-type="float">
            <text:p>28.262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monthly</text:p>
          </table:table-cell>
          <table:table-cell office:value-type="float" office:value="97.713" calcext:value-type="float">
            <text:p>97.713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hly</text:p>
          </table:table-cell>
          <table:table-cell office:value-type="float" office:value="190.487" calcext:value-type="float">
            <text:p>190.487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ly</text:p>
          </table:table-cell>
          <table:table-cell office:value-type="float" office:value="406.617" calcext:value-type="float">
            <text:p>406.617</text:p>
          </table:table-cell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ily or almost daily</text:p>
          </table:table-cell>
          <table:table-cell office:value-type="float" office:value="1681.084" calcext:value-type="float">
            <text:p>1681.084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20:58:09.362108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5T18:45:12.100093324</meta:creation-date>
    <dc:date>2020-04-05T21:23:35.602948044</dc:date>
    <meta:editing-duration>PT11M36S</meta:editing-duration>
    <meta:editing-cycles>3</meta:editing-cycles>
    <meta:generator>LibreOffice/6.3.5.2$Linux_X86_64 LibreOffice_project/30$Build-2</meta:generator>
    <meta:document-statistic meta:table-count="2" meta:cell-count="142" meta:object-count="0"/>
  </office:meta>
</office:document-meta>
</file>